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2.8528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3.1791in"/>
    </style:style>
    <style:style style:name="co5" style:family="table-column">
      <style:table-column-properties fo:break-before="auto" style:column-width="6.5673in"/>
    </style:style>
    <style:style style:name="co6" style:family="table-column">
      <style:table-column-properties fo:break-before="auto" style:column-width="1.9445in"/>
    </style:style>
    <style:style style:name="co7" style:family="table-column">
      <style:table-column-properties fo:break-before="auto" style:column-width="1.6402in"/>
    </style:style>
    <style:style style:name="co8" style:family="table-column">
      <style:table-column-properties fo:break-before="auto" style:column-width="1.376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One Thousan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number-columns-repeated="3"/>
          <table:table-cell table:style-name="ce1" office:value-type="string">
            <text:p>MySQL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table:style-name="ce2" office:value-type="string">
            <text:p>Measurement query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1" office:value-type="string">
            <text:p>Total Person Count = 1000</text:p>
          </table:table-cell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Case 1 : (Levels = 3, Manages Limit = 5)</text:p>
          </table:table-cell>
          <table:table-cell/>
          <table:table-cell table:style-name="ce2" office:value-type="float" office:value="0.047">
            <text:p>0.047</text:p>
          </table:table-cell>
          <table:table-cell table:style-name="ce2" office:value-type="float" office:value="0.062">
            <text:p>0.062</text:p>
          </table:table-cell>
          <table:table-cell table:number-columns-repeated="2" table:style-name="ce3" office:value-type="string">
            <text:p>N/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t Level 1 =&gt; 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2 =&gt; 16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 Level 3 =&gt; 80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float" office:value="0.14">
            <text:p>0.14</text:p>
          </table:table-cell>
          <table:table-cell table:style-name="ce2" office:value-type="float" office:value="0.196">
            <text:p>0.196</text:p>
          </table:table-cell>
          <table:table-cell table:number-columns-repeated="2" table:style-name="ce3" office:value-type="string">
            <text:p>N/A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Case 2 : (Levels = 4, Manages Limit = 5)</text:p>
          </table:table-cell>
          <table:table-cell/>
          <table:table-cell table:style-name="ce4" office:value-type="float" office:value="0.016">
            <text:p>0.016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0.031">
            <text:p>0.031</text:p>
          </table:table-cell>
          <table:table-cell table:number-columns-repeated="2" office:value-type="string">
            <text:p>N/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t Level 1 =&gt; 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2 =&gt; 50 <text:s text:c="3"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3 =&gt; 200 <text:s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4 =&gt; 74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table:style-name="ce2" office:value-type="string">
            <text:p>Measurement query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0.176">
            <text:p>0.176</text:p>
          </table:table-cell>
          <table:table-cell table:style-name="ce4" office:value-type="float" office:value="0.262">
            <text:p>0.262</text:p>
          </table:table-cell>
          <table:table-cell table:style-name="ce4" office:value-type="float" office:value="0.093">
            <text:p>0.093</text:p>
          </table:table-cell>
          <table:table-cell table:number-columns-repeated="2" table:style-name="ce3" office:value-type="string">
            <text:p>N/A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Case 3 : (Levels = 5, Manages Limit = 5)</text:p>
          </table:table-cell>
          <table:table-cell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office:value-type="string">
            <text:p>Level = 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 Level 1 =&gt; 3 <text:s text:c="5"/></text:p>
          </table:table-cell>
          <table:table-cell/>
          <table:table-cell table:style-name="ce4" office:value-type="float" office:value="0.047">
            <text:p>0.047</text:p>
          </table:table-cell>
          <table:table-cell table:style-name="ce4" office:value-type="float" office:value="0.094">
            <text:p>0.094</text:p>
          </table:table-cell>
          <table:table-cell table:style-name="ce4" office:value-type="float" office:value="0.047">
            <text:p>0.047</text:p>
          </table:table-cell>
          <table:table-cell table:style-name="ce4" office:value-type="float" office:value="0.062">
            <text:p>0.062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 Level 2 =&gt; 15 <text:s text:c="2"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3 =&gt; 75 <text:s text:c="4"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4 =&gt; 300 <text:s/>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 Level 5 =&gt; 607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style-name="ce3" office:value-type="string">
            <text:p>Level = 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float" office:value="0.141">
            <text:p>0.141</text:p>
          </table:table-cell>
          <table:table-cell table:style-name="ce4" office:value-type="float" office:value="0.316">
            <text:p>0.316</text:p>
          </table:table-cell>
          <table:table-cell table:style-name="ce4" office:value-type="float" office:value="0.104">
            <text:p>0.104</text:p>
          </table:table-cell>
          <table:table-cell table:style-name="ce4" office:value-type="float" office:value="0.173">
            <text:p>0.173</text:p>
          </table:table-cell>
          <table:table-cell table:number-columns-repeated="2" table:style-name="ce3" office:value-type="string">
            <text:p>N/A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Case 4 : (Levels = 6, Manages Limit = 5)</text:p>
          </table:table-cell>
          <table:table-cell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office:value-type="string">
            <text:p>Level = 5</text:p>
          </table:table-cell>
          <table:table-cell office:value-type="string">
            <text:p>Level = 6</text:p>
          </table:table-cell>
          <table:table-cell/>
        </table:table-row>
        <table:table-row table:style-name="ro1">
          <table:table-cell/>
          <table:table-cell office:value-type="string">
            <text:p>At Level 1 =&gt; 3</text:p>
          </table:table-cell>
          <table:table-cell/>
          <table:table-cell table:style-name="ce4" office:value-type="float" office:value="0.328">
            <text:p>0.328</text:p>
          </table:table-cell>
          <table:table-cell table:style-name="ce4" office:value-type="float" office:value="0.078">
            <text:p>0.078</text:p>
          </table:table-cell>
          <table:table-cell table:style-name="ce4" office:value-type="float" office:value="0.062">
            <text:p>0.062</text:p>
          </table:table-cell>
          <table:table-cell table:style-name="ce4" office:value-type="float" office:value="0.047">
            <text:p>0.047</text:p>
          </table:table-cell>
          <table:table-cell table:style-name="ce4" office:value-type="float" office:value="0.032">
            <text:p>0.032</text:p>
          </table:table-cell>
          <table:table-cell table:number-columns-repeated="2" office:value-type="string">
            <text:p>N/A</text:p>
          </table:table-cell>
          <table:table-cell/>
        </table:table-row>
        <table:table-row table:style-name="ro1">
          <table:table-cell/>
          <table:table-cell office:value-type="string">
            <text:p>At Level 2 =&gt; 10 <text:s text:c="3"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3 =&gt; 50 <text:s text:c="3"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4 =&gt; 100 <text:s/>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 Level 5 =&gt; 30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office:value-type="string">
            <text:p>At Level 6 =&gt; 537</text:p>
          </table:table-cell>
          <table:table-cell/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style-name="ce3" office:value-type="string">
            <text:p>Level = 5</text:p>
          </table:table-cell>
          <table:table-cell office:value-type="string">
            <text:p>Level = 6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1.373">
            <text:p>1.373</text:p>
          </table:table-cell>
          <table:table-cell table:style-name="ce4" office:value-type="float" office:value="1.685">
            <text:p>1.685</text:p>
          </table:table-cell>
          <table:table-cell table:style-name="ce4" office:value-type="float" office:value="1.498">
            <text:p>1.498</text:p>
          </table:table-cell>
          <table:table-cell table:style-name="ce4" office:value-type="float" office:value="1.232">
            <text:p>1.232</text:p>
          </table:table-cell>
          <table:table-cell table:style-name="ce4" office:value-type="float" office:value="1.185">
            <text:p>1.185</text:p>
          </table:table-cell>
          <table:table-cell table:style-name="ce3" office:value-type="string">
            <text:p>N/A</text:p>
          </table:table-cell>
          <table:table-cell office:value-type="string">
            <text:p>N/A</text:p>
          </table:table-cell>
          <table:table-cell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Case 5 : (Levels = 7, Manages Limit = 5)</text:p>
          </table:table-cell>
          <table:table-cell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office:value-type="string">
            <text:p>Level = 5</text:p>
          </table:table-cell>
          <table:table-cell office:value-type="string">
            <text:p>Level = 6</text:p>
          </table:table-cell>
          <table:table-cell office:value-type="string">
            <text:p>Level = 7</text:p>
          </table:table-cell>
        </table:table-row>
        <table:table-row table:style-name="ro1">
          <table:table-cell/>
          <table:table-cell office:value-type="string">
            <text:p>At Level 1 =&gt; 2</text:p>
          </table:table-cell>
          <table:table-cell/>
          <table:table-cell table:style-name="ce4" office:value-type="float" office:value="0.063">
            <text:p>0.063</text:p>
          </table:table-cell>
          <table:table-cell table:number-columns-repeated="2" table:style-name="ce4" office:value-type="float" office:value="0.078">
            <text:p>0.078</text:p>
          </table:table-cell>
          <table:table-cell table:style-name="ce4" office:value-type="float" office:value="0.047">
            <text:p>0.047</text:p>
          </table:table-cell>
          <table:table-cell table:style-name="ce4" office:value-type="float" office:value="0.062">
            <text:p>0.062</text:p>
          </table:table-cell>
          <table:table-cell table:style-name="ce4" office:value-type="float" office:value="0.047">
            <text:p>0.047</text:p>
          </table:table-cell>
          <table:table-cell table:number-columns-repeated="2" office:value-type="string">
            <text:p>N/A</text:p>
          </table:table-cell>
        </table:table-row>
        <table:table-row table:style-name="ro1">
          <table:table-cell/>
          <table:table-cell office:value-type="string">
            <text:p>At Level 2 =&gt; 5 <text:s text:c="3"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3 =&gt; 20 <text:s text:c="3"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4 =&gt; 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t Level 5 =&gt; 14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 Level 6 =&gt; 28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office:value-type="string">
            <text:p>At Level 7 =&gt; 483</text:p>
          </table:table-cell>
          <table:table-cell/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style-name="ce3" office:value-type="string">
            <text:p>Level = 5</text:p>
          </table:table-cell>
          <table:table-cell office:value-type="string">
            <text:p>Level = 6</text:p>
          </table:table-cell>
          <table:table-cell office:value-type="string">
            <text:p>Level = 7</text:p>
          </table:table-cell>
        </table:table-row>
        <table:table-row table:style-name="ro1">
          <table:table-cell table:number-columns-repeated="3"/>
          <table:table-cell table:style-name="ce4" office:value-type="float" office:value="1.217">
            <text:p>1.217</text:p>
          </table:table-cell>
          <table:table-cell table:style-name="ce4" office:value-type="float" office:value="1.529">
            <text:p>1.529</text:p>
          </table:table-cell>
          <table:table-cell table:style-name="ce4" office:value-type="float" office:value="1.622">
            <text:p>1.622</text:p>
          </table:table-cell>
          <table:table-cell table:style-name="ce4" office:value-type="float" office:value="1.451">
            <text:p>1.451</text:p>
          </table:table-cell>
          <table:table-cell table:style-name="ce4" office:value-type="float" office:value="1.264">
            <text:p>1.264</text:p>
          </table:table-cell>
          <table:table-cell table:style-name="ce4" office:value-type="float" office:value="1.107">
            <text:p>1.107</text:p>
          </table:table-cell>
          <table:table-cell table:number-columns-repeated="2" office:value-type="string">
            <text:p>N/A</text:p>
          </table:table-cell>
        </table:table-row>
      </table:table>
      <table:table table:name="Ten Thousan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columns-repeated="2" table:style-name="ce2" office:value-type="string">
            <text:p>Measurement query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style-name="ce1" office:value-type="string">
            <text:p>Total Person Count = 10000</text:p>
          </table:table-cell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Case 1 : (Levels = 3, Manages Limit = 5)</text:p>
          </table:table-cell>
          <table:table-cell/>
          <table:table-cell table:number-columns-repeated="2" table:style-name="ce4" office:value-type="float" office:value="0.094">
            <text:p>0.094</text:p>
          </table:table-cell>
          <table:table-cell table:number-columns-repeated="2" table:style-name="ce3" office:value-type="string">
            <text:p>N/A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t Level 1 =&gt; 4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2 =&gt; 160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t Level 3 =&gt; 800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float" office:value="2.215">
            <text:p>2.215</text:p>
          </table:table-cell>
          <table:table-cell table:style-name="ce4" office:value-type="float" office:value="1.139">
            <text:p>1.139</text:p>
          </table:table-cell>
          <table:table-cell table:number-columns-repeated="2" table:style-name="ce3" office:value-type="string">
            <text:p>N/A</text:p>
          </table:table-cell>
          <table:table-cell table:number-columns-repeated="4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Case 2 : (Levels = 4, Manages Limit = 5)</text:p>
          </table:table-cell>
          <table:table-cell/>
          <table:table-cell table:style-name="ce4" office:value-type="float" office:value="0.094">
            <text:p>0.094</text:p>
          </table:table-cell>
          <table:table-cell table:number-columns-repeated="2" table:style-name="ce4" office:value-type="float" office:value="0.125">
            <text:p>0.125</text:p>
          </table:table-cell>
          <table:table-cell table:number-columns-repeated="2" office:value-type="string">
            <text:p>N/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t Level 1 =&gt; 1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2 =&gt; 500 <text:s text:c="3"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3 =&gt; 2000 <text:s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4 =&gt; 740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columns-repeated="2" table:style-name="ce2" office:value-type="string">
            <text:p>Measurement query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4" office:value-type="float" office:value="1.716">
            <text:p>1.716</text:p>
          </table:table-cell>
          <table:table-cell table:style-name="ce4" office:value-type="float" office:value="1.061">
            <text:p>1.061</text:p>
          </table:table-cell>
          <table:table-cell table:style-name="ce4" office:value-type="float" office:value="1.56">
            <text:p>1.56</text:p>
          </table:table-cell>
          <table:table-cell table:number-columns-repeated="2" table:style-name="ce3" office:value-type="string">
            <text:p>N/A</text:p>
          </table:table-cell>
          <table:table-cell table:number-columns-repeated="3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Case 3 : (Levels = 5, Manages Limit = 5)</text:p>
          </table:table-cell>
          <table:table-cell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office:value-type="string">
            <text:p>Level = 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t Level 1 =&gt; 30 <text:s text:c="5"/></text:p>
          </table:table-cell>
          <table:table-cell/>
          <table:table-cell table:style-name="ce4" office:value-type="float" office:value="0.109">
            <text:p>0.109</text:p>
          </table:table-cell>
          <table:table-cell table:style-name="ce4" office:value-type="float" office:value="0.125">
            <text:p>0.125</text:p>
          </table:table-cell>
          <table:table-cell table:style-name="ce4" office:value-type="float" office:value="0.094">
            <text:p>0.094</text:p>
          </table:table-cell>
          <table:table-cell table:style-name="ce4" office:value-type="float" office:value="0.11">
            <text:p>0.11</text:p>
          </table:table-cell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t Level 2 =&gt; 150 <text:s text:c="2"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3 =&gt; 750 <text:s text:c="4"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4 =&gt; 3000 <text:s/>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t Level 5 =&gt; 607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style-name="ce3" office:value-type="string">
            <text:p>Level = 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float" office:value="1.669">
            <text:p>1.669</text:p>
          </table:table-cell>
          <table:table-cell table:style-name="ce4" office:value-type="float" office:value="1.419">
            <text:p>1.419</text:p>
          </table:table-cell>
          <table:table-cell table:style-name="ce4" office:value-type="float" office:value="1.029">
            <text:p>1.029</text:p>
          </table:table-cell>
          <table:table-cell table:style-name="ce4" office:value-type="float" office:value="0.452">
            <text:p>0.452</text:p>
          </table:table-cell>
          <table:table-cell table:number-columns-repeated="2" table:style-name="ce3" office:value-type="string">
            <text:p>N/A</text:p>
          </table:table-cell>
          <table:table-cell table:number-columns-repeated="2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Case 4 : (Levels = 6, Manages Limit = 5)</text:p>
          </table:table-cell>
          <table:table-cell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office:value-type="string">
            <text:p>Level = 5</text:p>
          </table:table-cell>
          <table:table-cell office:value-type="string">
            <text:p>Level = 6</text:p>
          </table:table-cell>
          <table:table-cell/>
        </table:table-row>
        <table:table-row table:style-name="ro2">
          <table:table-cell/>
          <table:table-cell office:value-type="string">
            <text:p>At Level 1 =&gt; 30 <text:s text:c="5"/></text:p>
          </table:table-cell>
          <table:table-cell/>
          <table:table-cell table:style-name="ce4" office:value-type="float" office:value="0.109">
            <text:p>0.109</text:p>
          </table:table-cell>
          <table:table-cell table:style-name="ce4" office:value-type="float" office:value="0.125">
            <text:p>0.125</text:p>
          </table:table-cell>
          <table:table-cell table:style-name="ce4" office:value-type="float" office:value="0.109">
            <text:p>0.109</text:p>
          </table:table-cell>
          <table:table-cell table:style-name="ce4" office:value-type="float" office:value="0.11">
            <text:p>0.11</text:p>
          </table:table-cell>
          <table:table-cell table:style-name="ce4" office:value-type="float" office:value="0.078">
            <text:p>0.078</text:p>
          </table:table-cell>
          <table:table-cell table:number-columns-repeated="2" office:value-type="string">
            <text:p>N/A</text:p>
          </table:table-cell>
          <table:table-cell/>
        </table:table-row>
        <table:table-row table:style-name="ro2">
          <table:table-cell/>
          <table:table-cell office:value-type="string">
            <text:p>At Level 2 =&gt; 100 <text:s text:c="3"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3 =&gt; 500 <text:s text:c="3"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4 =&gt; 1000 <text:s/>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t Level 5 =&gt; 300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/>
          <table:table-cell office:value-type="string">
            <text:p>At Level 6 =&gt; 5370</text:p>
          </table:table-cell>
          <table:table-cell/>
          <table:table-cell table:style-name="ce3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style-name="ce3" office:value-type="string">
            <text:p>Level = 5</text:p>
          </table:table-cell>
          <table:table-cell office:value-type="string">
            <text:p>Level = 6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float" office:value="1.763">
            <text:p>1.763</text:p>
          </table:table-cell>
          <table:table-cell table:style-name="ce4" office:value-type="float" office:value="2.168">
            <text:p>2.168</text:p>
          </table:table-cell>
          <table:table-cell table:style-name="ce4" office:value-type="float" office:value="1.295">
            <text:p>1.295</text:p>
          </table:table-cell>
          <table:table-cell table:style-name="ce4" office:value-type="float" office:value="1.014">
            <text:p>1.014</text:p>
          </table:table-cell>
          <table:table-cell table:style-name="ce4" office:value-type="float" office:value="0.468">
            <text:p>0.468</text:p>
          </table:table-cell>
          <table:table-cell table:style-name="ce3" office:value-type="string">
            <text:p>N/A</text:p>
          </table:table-cell>
          <table:table-cell office:value-type="string">
            <text:p>N/A</text:p>
          </table:table-cell>
          <table:table-cell/>
        </table:table-row>
        <table:table-row table:style-name="ro2" table:number-rows-repeated="8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Case 5 : (Levels = 7, Manages Limit = 5)</text:p>
          </table:table-cell>
          <table:table-cell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office:value-type="string">
            <text:p>Level = 5</text:p>
          </table:table-cell>
          <table:table-cell office:value-type="string">
            <text:p>Level = 6</text:p>
          </table:table-cell>
          <table:table-cell office:value-type="string">
            <text:p>Level = 7</text:p>
          </table:table-cell>
        </table:table-row>
        <table:table-row table:style-name="ro2">
          <table:table-cell/>
          <table:table-cell office:value-type="string">
            <text:p>At Level 1 =&gt; 20</text:p>
          </table:table-cell>
          <table:table-cell/>
          <table:table-cell table:style-name="ce4" office:value-type="float" office:value="0.124">
            <text:p>0.124</text:p>
          </table:table-cell>
          <table:table-cell table:style-name="ce4" office:value-type="float" office:value="0.234">
            <text:p>0.234</text:p>
          </table:table-cell>
          <table:table-cell table:number-columns-repeated="3" table:style-name="ce4" office:value-type="float" office:value="0.14">
            <text:p>0.14</text:p>
          </table:table-cell>
          <table:table-cell table:style-name="ce4" office:value-type="float" office:value="0.031">
            <text:p>0.031</text:p>
          </table:table-cell>
          <table:table-cell table:number-columns-repeated="2" office:value-type="string">
            <text:p>N/A</text:p>
          </table:table-cell>
        </table:table-row>
        <table:table-row table:style-name="ro2">
          <table:table-cell/>
          <table:table-cell office:value-type="string">
            <text:p>At Level 2 =&gt; 50 <text:s text:c="3"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3 =&gt; 200 <text:s text:c="3"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4 =&gt; 7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5 =&gt; 140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t Level 6 =&gt; 280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/>
          <table:table-cell office:value-type="string">
            <text:p>At Level 7 =&gt; 4830</text:p>
          </table:table-cell>
          <table:table-cell/>
          <table:table-cell table:style-name="ce3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style-name="ce3" office:value-type="string">
            <text:p>Level = 5</text:p>
          </table:table-cell>
          <table:table-cell office:value-type="string">
            <text:p>Level = 6</text:p>
          </table:table-cell>
          <table:table-cell office:value-type="string">
            <text:p>Level = 7</text:p>
          </table:table-cell>
        </table:table-row>
        <table:table-row table:style-name="ro2">
          <table:table-cell table:number-columns-repeated="3"/>
          <table:table-cell table:style-name="ce4" office:value-type="float" office:value="1.763">
            <text:p>1.763</text:p>
          </table:table-cell>
          <table:table-cell table:style-name="ce4" office:value-type="float" office:value="2.823">
            <text:p>2.823</text:p>
          </table:table-cell>
          <table:table-cell table:style-name="ce4" office:value-type="float" office:value="2.153">
            <text:p>2.153</text:p>
          </table:table-cell>
          <table:table-cell table:style-name="ce4" office:value-type="float" office:value="1.28">
            <text:p>1.28</text:p>
          </table:table-cell>
          <table:table-cell table:style-name="ce4" office:value-type="float" office:value="0.125">
            <text:p>0.125</text:p>
          </table:table-cell>
          <table:table-cell office:value-type="float" office:value="0.967">
            <text:p>0.967</text:p>
          </table:table-cell>
          <table:table-cell table:number-columns-repeated="2" office:value-type="string">
            <text:p>N/A</text:p>
          </table:table-cell>
        </table:table-row>
      </table:table>
      <table:table table:name="One La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columns-repeated="2" table:style-name="ce2" office:value-type="string">
            <text:p>Measurement query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style-name="ce1" office:value-type="string">
            <text:p>Total Person Count = 100000</text:p>
          </table:table-cell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Case 1 : (Levels = 3, Manages Limit = 5)</text:p>
          </table:table-cell>
          <table:table-cell table:number-columns-repeated="3"/>
          <table:table-cell table:number-columns-repeated="2" table:style-name="ce3" office:value-type="string">
            <text:p>N/A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t Level 1 =&gt; 4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2 =&gt; 1600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t Level 3 =&gt; 8000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float" office:value="5.336">
            <text:p>5.336</text:p>
          </table:table-cell>
          <table:table-cell table:style-name="ce4" office:value-type="float" office:value="0.593">
            <text:p>0.593</text:p>
          </table:table-cell>
          <table:table-cell table:number-columns-repeated="2" table:style-name="ce3" office:value-type="string">
            <text:p>N/A</text:p>
          </table:table-cell>
          <table:table-cell table:number-columns-repeated="4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Case 2 : (Levels = 4, Manages Limit = 5)</text:p>
          </table:table-cell>
          <table:table-cell table:number-columns-repeated="4"/>
          <table:table-cell table:number-columns-repeated="2" office:value-type="string">
            <text:p>N/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t Level 1 =&gt; 1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2 =&gt; 5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3 =&gt; 20000 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4 =&gt; 7400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columns-repeated="2" table:style-name="ce2" office:value-type="string">
            <text:p>Measurement query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number-columns-repeated="3"/>
        </table:table-row>
        <table:table-row table:style-name="ro2">
          <table:table-cell table:number-columns-repeated="6"/>
          <table:table-cell table:number-columns-repeated="2" table:style-name="ce3" office:value-type="string">
            <text:p>N/A</text:p>
          </table:table-cell>
          <table:table-cell table:number-columns-repeated="3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Case 3 : (Levels = 5, Manages Limit = 5)</text:p>
          </table:table-cell>
          <table:table-cell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office:value-type="string">
            <text:p>Level = 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t Level 1 =&gt; 300</text:p>
          </table:table-cell>
          <table:table-cell table:number-columns-repeated="5"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t Level 2 =&gt; 15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3 =&gt; 7500 <text:s text:c="2"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4 =&gt; 30000 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t Level 5 =&gt; 6070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style-name="ce3" office:value-type="string">
            <text:p>Level = 5</text:p>
          </table:table-cell>
          <table:table-cell table:number-columns-repeated="2"/>
        </table:table-row>
        <table:table-row table:style-name="ro2">
          <table:table-cell table:number-columns-repeated="7"/>
          <table:table-cell table:number-columns-repeated="2" table:style-name="ce3" office:value-type="string">
            <text:p>N/A</text:p>
          </table:table-cell>
          <table:table-cell table:number-columns-repeated="2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Case 4 : (Levels = 6, Manages Limit = 5)</text:p>
          </table:table-cell>
          <table:table-cell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office:value-type="string">
            <text:p>Level = 5</text:p>
          </table:table-cell>
          <table:table-cell office:value-type="string">
            <text:p>Level = 6</text:p>
          </table:table-cell>
          <table:table-cell/>
        </table:table-row>
        <table:table-row table:style-name="ro2">
          <table:table-cell/>
          <table:table-cell office:value-type="string">
            <text:p>At Level 1 =&gt; 300</text:p>
          </table:table-cell>
          <table:table-cell table:number-columns-repeated="6"/>
          <table:table-cell table:number-columns-repeated="2" office:value-type="string">
            <text:p>N/A</text:p>
          </table:table-cell>
          <table:table-cell/>
        </table:table-row>
        <table:table-row table:style-name="ro2">
          <table:table-cell/>
          <table:table-cell office:value-type="string">
            <text:p>At Level 2 =&gt; 1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3 =&gt; 5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4 =&gt; 1000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t Level 5 =&gt; 3000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/>
          <table:table-cell office:value-type="string">
            <text:p>At Level 6 =&gt; 53700</text:p>
          </table:table-cell>
          <table:table-cell/>
          <table:table-cell table:style-name="ce3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style-name="ce3" office:value-type="string">
            <text:p>Level = 5</text:p>
          </table:table-cell>
          <table:table-cell office:value-type="string">
            <text:p>Level = 6</text:p>
          </table:table-cell>
          <table:table-cell/>
        </table:table-row>
        <table:table-row table:style-name="ro2">
          <table:table-cell table:number-columns-repeated="8"/>
          <table:table-cell table:style-name="ce3" office:value-type="string">
            <text:p>N/A</text:p>
          </table:table-cell>
          <table:table-cell office:value-type="string">
            <text:p>N/A</text:p>
          </table:table-cell>
          <table:table-cell/>
        </table:table-row>
        <table:table-row table:style-name="ro2" table:number-rows-repeated="8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>
            <text:p>MySQL</text:p>
          </table:table-cell>
          <table:table-cell office:value-type="string">
            <text:p>Find people reporting to a particular person at a level and their reportee break-up by counts (time in sec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Case 5 : (Levels = 7, Manages Limit = 5)</text:p>
          </table:table-cell>
          <table:table-cell/>
          <table:table-cell table:style-name="ce4" office:value-type="string">
            <text:p>Count of people at all levels (time in secs)</text:p>
          </table:table-cell>
          <table:table-cell table:style-name="ce4" office:value-type="string">
            <text:p>Level = 1</text:p>
          </table:table-cell>
          <table:table-cell office:value-type="string">
            <text:p>Level = 2</text:p>
          </table:table-cell>
          <table:table-cell office:value-type="string">
            <text:p>Level = 3</text:p>
          </table:table-cell>
          <table:table-cell office:value-type="string">
            <text:p>Level = 4</text:p>
          </table:table-cell>
          <table:table-cell office:value-type="string">
            <text:p>Level = 5</text:p>
          </table:table-cell>
          <table:table-cell office:value-type="string">
            <text:p>Level = 6</text:p>
          </table:table-cell>
          <table:table-cell office:value-type="string">
            <text:p>Level = 7</text:p>
          </table:table-cell>
        </table:table-row>
        <table:table-row table:style-name="ro2">
          <table:table-cell/>
          <table:table-cell office:value-type="string">
            <text:p>At Level 1 =&gt; 200</text:p>
          </table:table-cell>
          <table:table-cell table:number-columns-repeated="7"/>
          <table:table-cell table:number-columns-repeated="2" office:value-type="string">
            <text:p>N/A</text:p>
          </table:table-cell>
        </table:table-row>
        <table:table-row table:style-name="ro2">
          <table:table-cell/>
          <table:table-cell office:value-type="string">
            <text:p>At Level 2 =&gt; 500 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3 =&gt; 2000 <text:s text:c="2"/>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4 =&gt; 7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 Level 5 =&gt; 14000</text:p>
          </table:table-cell>
          <table:table-cell/>
          <table:table-cell table:style-name="ce1" office:value-type="string">
            <text:p>Neo4j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t Level 6 =&gt; 28000</text:p>
          </table:table-cell>
          <table:table-cell/>
          <table:table-cell table:number-columns-repeated="2" table:style-name="ce2" office:value-type="string">
            <text:p>Measurement query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/>
          <table:table-cell office:value-type="string">
            <text:p>At Level 7 =&gt; 48300</text:p>
          </table:table-cell>
          <table:table-cell/>
          <table:table-cell table:style-name="ce3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ggregate query</text:p>
          </table:table-cell>
          <table:table-cell table:style-name="ce3" office:value-type="string">
            <text:p>Find people reporting to a particular person at a level and their reportee break-up by counts (time in sec0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Count of people at all levels (time in secs)</text:p>
          </table:table-cell>
          <table:table-cell table:style-name="ce2" office:value-type="string">
            <text:p>Level = 1</text:p>
          </table:table-cell>
          <table:table-cell table:style-name="ce3" office:value-type="string">
            <text:p>Level = 2</text:p>
          </table:table-cell>
          <table:table-cell table:style-name="ce3" office:value-type="string">
            <text:p>Level = 3</text:p>
          </table:table-cell>
          <table:table-cell table:style-name="ce3" office:value-type="string">
            <text:p>Level = 4</text:p>
          </table:table-cell>
          <table:table-cell table:style-name="ce3" office:value-type="string">
            <text:p>Level = 5</text:p>
          </table:table-cell>
          <table:table-cell office:value-type="string">
            <text:p>Level = 6</text:p>
          </table:table-cell>
          <table:table-cell office:value-type="string">
            <text:p>Level = 7</text:p>
          </table:table-cell>
        </table:table-row>
        <table:table-row table:style-name="ro2">
          <table:table-cell table:number-columns-repeated="9"/>
          <table:table-cell table:number-columns-repeated="2" office:value-type="string">
            <text:p>N/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7/15/2013</text:date>, <text:time>01:2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2T09:55:33.34</meta:creation-date>
    <dc:date>2013-07-15T01:22:43.67</dc:date>
    <meta:editing-duration>PT10H34M27S</meta:editing-duration>
    <meta:editing-cycles>90</meta:editing-cycles>
    <meta:generator>OpenOffice.org/3.4.1$Win32 OpenOffice.org_project/341m1$Build-9593</meta:generator>
    <meta:document-statistic meta:table-count="3" meta:cell-count="529" meta:object-count="0"/>
  </office:meta>
</office:document-meta>
</file>